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51.9769783" calcext:value-type="float">
            <text:p>51,9769783</text:p>
          </table:table-cell>
          <table:table-cell office:value-type="float" office:value="1.093785381E-026" calcext:value-type="float">
            <text:p>1,09E-026</text:p>
          </table:table-cell>
          <table:table-cell office:value-type="float" office:value="4.098236084" calcext:value-type="float">
            <text:p>4,098236084</text:p>
          </table:table-cell>
          <table:table-cell table:style-name="ce2" table:formula="of:=([.E3]-[.E2])/[.E2]" office:value-type="float" office:value="0.0024804749768496" calcext:value-type="float">
            <text:p>0,0024804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019" calcext:value-type="float">
            <text:p>70019</text:p>
          </table:table-cell>
          <table:table-cell office:value-type="float" office:value="87.86140442" calcext:value-type="float">
            <text:p>87,86140442</text:p>
          </table:table-cell>
          <table:table-cell office:value-type="float" office:value="2.599970514E-020" calcext:value-type="float">
            <text:p>2,60E-020</text:p>
          </table:table-cell>
          <table:table-cell office:value-type="float" office:value="2.905318737" calcext:value-type="float">
            <text:p>2,90531873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019" calcext:value-type="float">
            <text:p>70019</text:p>
          </table:table-cell>
          <table:table-cell office:value-type="float" office:value="112.0156021" calcext:value-type="float">
            <text:p>112,0156021</text:p>
          </table:table-cell>
          <table:table-cell office:value-type="float" office:value="2.488481592E-020" calcext:value-type="float">
            <text:p>2,49E-020</text:p>
          </table:table-cell>
          <table:table-cell office:value-type="float" office:value="2.907866955" calcext:value-type="float">
            <text:p>2,907866955</text:p>
          </table:table-cell>
          <table:table-cell table:formula="of:=([.E5]-[.E4])/[.E4]" office:value-type="float" office:value="0.000877087242631261" calcext:value-type="float">
            <text:p>0,000877087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594" calcext:value-type="float">
            <text:p>70594</text:p>
          </table:table-cell>
          <table:table-cell office:value-type="float" office:value="112.1194" calcext:value-type="float">
            <text:p>112,1194</text:p>
          </table:table-cell>
          <table:table-cell office:value-type="float" office:value="5.504241114E-017" calcext:value-type="float">
            <text:p>5,50E-017</text:p>
          </table:table-cell>
          <table:table-cell office:value-type="float" office:value="2.35867691" calcext:value-type="float">
            <text:p>2,3586769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594" calcext:value-type="float">
            <text:p>70594</text:p>
          </table:table-cell>
          <table:table-cell office:value-type="float" office:value="111.2371521" calcext:value-type="float">
            <text:p>111,2371521</text:p>
          </table:table-cell>
          <table:table-cell office:value-type="float" office:value="2.127277421E-017" calcext:value-type="float">
            <text:p>2,13E-017</text:p>
          </table:table-cell>
          <table:table-cell office:value-type="float" office:value="2.360850811" calcext:value-type="float">
            <text:p>2,360850811</text:p>
          </table:table-cell>
          <table:table-cell table:style-name="ce3" table:formula="of:=([.E7]-[.E6])/[.E6]" office:value-type="float" office:value="0.000921661203695917" calcext:value-type="float">
            <text:p>0,00092166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967" calcext:value-type="float">
            <text:p>70967</text:p>
          </table:table-cell>
          <table:table-cell office:value-type="float" office:value="110.5907516" calcext:value-type="float">
            <text:p>110,5907516</text:p>
          </table:table-cell>
          <table:table-cell office:value-type="float" office:value="4.714080129E-015" calcext:value-type="float">
            <text:p>4,71E-015</text:p>
          </table:table-cell>
          <table:table-cell office:value-type="float" office:value="2.02549696" calcext:value-type="float">
            <text:p>2,0254969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967" calcext:value-type="float">
            <text:p>70967</text:p>
          </table:table-cell>
          <table:table-cell office:value-type="float" office:value="126.465744" calcext:value-type="float">
            <text:p>126,465744</text:p>
          </table:table-cell>
          <table:table-cell office:value-type="float" office:value="1.211581528E-015" calcext:value-type="float">
            <text:p>1,21E-015</text:p>
          </table:table-cell>
          <table:table-cell office:value-type="float" office:value="2.02682972" calcext:value-type="float">
            <text:p>2,02682972</text:p>
          </table:table-cell>
          <table:table-cell table:style-name="ce3" table:formula="of:=([.E9]-[.E8])/[.E8]" office:value-type="float" office:value="0.000657991607155971" calcext:value-type="float">
            <text:p>0,00065799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578" calcext:value-type="float">
            <text:p>71578</text:p>
          </table:table-cell>
          <table:table-cell office:value-type="float" office:value="184.3583832" calcext:value-type="float">
            <text:p>184,3583832</text:p>
          </table:table-cell>
          <table:table-cell office:value-type="float" office:value="0.0000000000003890445908" calcext:value-type="float">
            <text:p>3,89E-013</text:p>
          </table:table-cell>
          <table:table-cell office:value-type="float" office:value="1.791033387" calcext:value-type="float">
            <text:p>1,79103338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578" calcext:value-type="float">
            <text:p>71578</text:p>
          </table:table-cell>
          <table:table-cell office:value-type="float" office:value="232.7171783" calcext:value-type="float">
            <text:p>232,7171783</text:p>
          </table:table-cell>
          <table:table-cell office:value-type="float" office:value="0.00000000000005586022029" calcext:value-type="float">
            <text:p>5,59E-014</text:p>
          </table:table-cell>
          <table:table-cell office:value-type="float" office:value="1.792800784" calcext:value-type="float">
            <text:p>1,792800784</text:p>
          </table:table-cell>
          <table:table-cell table:style-name="ce3" table:formula="of:=([.E11]-[.E10])/[.E10]" office:value-type="float" office:value="0.000986802933339209" calcext:value-type="float">
            <text:p>0,000986802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869" calcext:value-type="float">
            <text:p>71869</text:p>
          </table:table-cell>
          <table:table-cell office:value-type="float" office:value="232.431778" calcext:value-type="float">
            <text:p>232,431778</text:p>
          </table:table-cell>
          <table:table-cell office:value-type="float" office:value="0.0000000000001519041647" calcext:value-type="float">
            <text:p>1,52E-013</text:p>
          </table:table-cell>
          <table:table-cell office:value-type="float" office:value="1.611051321" calcext:value-type="float">
            <text:p>1,61105132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869" calcext:value-type="float">
            <text:p>71869</text:p>
          </table:table-cell>
          <table:table-cell office:value-type="float" office:value="225.3119965" calcext:value-type="float">
            <text:p>225,3119965</text:p>
          </table:table-cell>
          <table:table-cell office:value-type="float" office:value="0.00000000001044608844" calcext:value-type="float">
            <text:p>1,04E-011</text:p>
          </table:table-cell>
          <table:table-cell office:value-type="float" office:value="1.612541199" calcext:value-type="float">
            <text:p>1,612541199</text:p>
          </table:table-cell>
          <table:table-cell table:formula="of:=([.E13]-[.E12])/[.E12]" office:value-type="float" office:value="0.000924786181904561" calcext:value-type="float">
            <text:p>0,00092478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107" calcext:value-type="float">
            <text:p>72107</text:p>
          </table:table-cell>
          <table:table-cell office:value-type="float" office:value="225.1668701" calcext:value-type="float">
            <text:p>225,1668701</text:p>
          </table:table-cell>
          <table:table-cell office:value-type="float" office:value="0.0000000001442007486" calcext:value-type="float">
            <text:p>1,44E-010</text:p>
          </table:table-cell>
          <table:table-cell office:value-type="float" office:value="1.471121669" calcext:value-type="float">
            <text:p>1,47112166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107" calcext:value-type="float">
            <text:p>72107</text:p>
          </table:table-cell>
          <table:table-cell office:value-type="float" office:value="220.6792603" calcext:value-type="float">
            <text:p>220,6792603</text:p>
          </table:table-cell>
          <table:table-cell office:value-type="float" office:value="0.0000000001377534614" calcext:value-type="float">
            <text:p>1,38E-010</text:p>
          </table:table-cell>
          <table:table-cell office:value-type="float" office:value="1.472569704" calcext:value-type="float">
            <text:p>1,472569704</text:p>
          </table:table-cell>
          <table:table-cell table:formula="of:=([.E15]-[.E14])/[.E14]" office:value-type="float" office:value="0.000984306757567124" calcext:value-type="float">
            <text:p>0,000984306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353" calcext:value-type="float">
            <text:p>72353</text:p>
          </table:table-cell>
          <table:table-cell office:value-type="float" office:value="360.0102539" calcext:value-type="float">
            <text:p>360,0102539</text:p>
          </table:table-cell>
          <table:table-cell office:value-type="float" office:value="0.0000000003755458722" calcext:value-type="float">
            <text:p>3,76E-010</text:p>
          </table:table-cell>
          <table:table-cell office:value-type="float" office:value="1.353735089" calcext:value-type="float">
            <text:p>1,3537350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353" calcext:value-type="float">
            <text:p>72353</text:p>
          </table:table-cell>
          <table:table-cell office:value-type="float" office:value="456.7214661" calcext:value-type="float">
            <text:p>456,7214661</text:p>
          </table:table-cell>
          <table:table-cell office:value-type="float" office:value="0.000000001374855563" calcext:value-type="float">
            <text:p>1,37E-009</text:p>
          </table:table-cell>
          <table:table-cell office:value-type="float" office:value="1.357534766" calcext:value-type="float">
            <text:p>1,357534766</text:p>
          </table:table-cell>
          <table:table-cell table:formula="of:=([.E17]-[.E16])/[.E16]" office:value-type="float" office:value="0.00280680986322588" calcext:value-type="float">
            <text:p>0,002806809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032" calcext:value-type="float">
            <text:p>73032</text:p>
          </table:table-cell>
          <table:table-cell office:value-type="float" office:value="454.3817139" calcext:value-type="float">
            <text:p>454,3817139</text:p>
          </table:table-cell>
          <table:table-cell office:value-type="float" office:value="0.000000006542506981" calcext:value-type="float">
            <text:p>6,54E-009</text:p>
          </table:table-cell>
          <table:table-cell office:value-type="float" office:value="1.26481843" calcext:value-type="float">
            <text:p>1,264818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032" calcext:value-type="float">
            <text:p>73032</text:p>
          </table:table-cell>
          <table:table-cell office:value-type="float" office:value="441.9523315" calcext:value-type="float">
            <text:p>441,9523315</text:p>
          </table:table-cell>
          <table:table-cell office:value-type="float" office:value="0.000000002850492287" calcext:value-type="float">
            <text:p>2,85E-009</text:p>
          </table:table-cell>
          <table:table-cell office:value-type="float" office:value="1.267866135" calcext:value-type="float">
            <text:p>1,267866135</text:p>
          </table:table-cell>
          <table:table-cell table:style-name="ce3" table:formula="of:=([.E19]-[.E18])/[.E18]" office:value-type="float" office:value="0.00240959882281282" calcext:value-type="float">
            <text:p>0,00240959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395" calcext:value-type="float">
            <text:p>73395</text:p>
          </table:table-cell>
          <table:table-cell office:value-type="float" office:value="440.2373352" calcext:value-type="float">
            <text:p>440,2373352</text:p>
          </table:table-cell>
          <table:table-cell office:value-type="float" office:value="0.000000003631941636" calcext:value-type="float">
            <text:p>3,63E-009</text:p>
          </table:table-cell>
          <table:table-cell office:value-type="float" office:value="1.185033917" calcext:value-type="float">
            <text:p>1,18503391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395" calcext:value-type="float">
            <text:p>73395</text:p>
          </table:table-cell>
          <table:table-cell office:value-type="float" office:value="444.3084412" calcext:value-type="float">
            <text:p>444,3084412</text:p>
          </table:table-cell>
          <table:table-cell office:value-type="float" office:value="0.000000002021382173" calcext:value-type="float">
            <text:p>2,02E-009</text:p>
          </table:table-cell>
          <table:table-cell office:value-type="float" office:value="1.188904405" calcext:value-type="float">
            <text:p>1,188904405</text:p>
          </table:table-cell>
          <table:table-cell table:style-name="ce3" table:formula="of:=([.E21]-[.E20])/[.E20]" office:value-type="float" office:value="0.00326614111585804" calcext:value-type="float">
            <text:p>0,00326614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4041" calcext:value-type="float">
            <text:p>74041</text:p>
          </table:table-cell>
          <table:table-cell office:value-type="float" office:value="758.0306396" calcext:value-type="float">
            <text:p>758,0306396</text:p>
          </table:table-cell>
          <table:table-cell office:value-type="float" office:value="0.00000002277427136" calcext:value-type="float">
            <text:p>2,28E-008</text:p>
          </table:table-cell>
          <table:table-cell office:value-type="float" office:value="1.113198161" calcext:value-type="float">
            <text:p>1,11319816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63156607050404" calcext:value-type="float">
            <text:p>0,0016315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8:53.194948665</dc:date>
    <meta:document-statistic meta:table-count="1" meta:cell-count="121" meta:object-count="0"/>
    <meta:generator>LibreOffice/4.1.4.2$Linux_X86_64 LibreOffice_project/410m0$Build-2</meta:generator>
  </office:meta>
</office:document-meta>
</file>